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6315"/>
    </style:style>
    <style:style style:name="P2" style:family="paragraph" style:parent-style-name="Standard">
      <style:text-properties officeooo:paragraph-rsid="000ce015"/>
    </style:style>
    <style:style style:name="P3" style:family="paragraph" style:parent-style-name="Standard">
      <style:text-properties fo:language="en" fo:country="US" officeooo:rsid="000e5d68" officeooo:paragraph-rsid="000e5d68"/>
    </style:style>
    <style:style style:name="P4" style:family="paragraph" style:parent-style-name="Standard">
      <style:text-properties fo:language="en" fo:country="US" officeooo:rsid="000e5d68" officeooo:paragraph-rsid="000ff514"/>
    </style:style>
    <style:style style:name="P5" style:family="paragraph" style:parent-style-name="Standard">
      <style:text-properties fo:language="en" fo:country="US" officeooo:rsid="000ff514" officeooo:paragraph-rsid="000ff514"/>
    </style:style>
    <style:style style:name="P6" style:family="paragraph" style:parent-style-name="Standard">
      <style:text-properties officeooo:paragraph-rsid="000ff514"/>
    </style:style>
    <style:style style:name="P7" style:family="paragraph" style:parent-style-name="Standard">
      <style:text-properties officeooo:paragraph-rsid="00101239"/>
    </style:style>
    <style:style style:name="T1" style:family="text">
      <style:text-properties officeooo:rsid="000b6315"/>
    </style:style>
    <style:style style:name="T2" style:family="text">
      <style:text-properties officeooo:rsid="000ce015"/>
    </style:style>
    <style:style style:name="T3" style:family="text">
      <style:text-properties fo:language="en" fo:country="US"/>
    </style:style>
    <style:style style:name="T4" style:family="text">
      <style:text-properties fo:language="en" fo:country="US" officeooo:rsid="000e555c"/>
    </style:style>
    <style:style style:name="T5" style:family="text">
      <style:text-properties fo:language="en" fo:country="US" officeooo:rsid="000e5d68"/>
    </style:style>
    <style:style style:name="T6" style:family="text">
      <style:text-properties fo:language="en" fo:country="US" officeooo:rsid="000ff514"/>
    </style:style>
    <style:style style:name="T7" style:family="text">
      <style:text-properties officeooo:rsid="000ff514"/>
    </style:style>
    <style:style style:name="T8" style:family="text">
      <style:text-properties officeooo:rsid="001012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 this section it will be specified the chosen hardware and the presented the interface between each of the components.</text:span></text:p>
      <text:p text:style-name="P1"/>
      <text:p text:style-name="P1"><text:span text:style-name="T1">- Microp</text:span></text:p>
      <text:p text:style-name="P1"><text:span text:style-name="T3">The </text:span><text:span text:style-name="T4">integrated circuit </text:span><text:span text:style-name="T3">that will control the operating status of the remote will be the A</text:span><text:span text:style-name="T5">T</text:span><text:span text:style-name="T3">tiny85 [ref] (figure xx). This is a well known microcontroller due to its small dimensions, associated capabilities and its low price. </text:span><text:span text:style-name="T5">Its a good fit for this system because of its low operating voltage and of its ability to read the data given by the sensors, the remote buttons, and produce an adequate response.</text:span></text:p>
      <text:p text:style-name="P3"/>
      <text:p text:style-name="P5">- Operating Supply Voltage: 1.8V to 5.5V</text:p>
      <text:p text:style-name="P4">- <text:span text:style-name="T7">8 bit Microcontroller</text:span></text:p>
      <text:p text:style-name="P6"><text:span text:style-name="T6">- 8 pins, 6 GPIO pins;</text:span></text:p>
      <text:p text:style-name="P6"><text:span text:style-name="T6">- 8 kB of program memory size;</text:span></text:p>
      <text:p text:style-name="P6"><text:span text:style-name="T6">- 512 B data RAM size;</text:span></text:p>
      <text:p text:style-name="P6"><text:span text:style-name="T6"/></text:p>
      <text:p text:style-name="P5">For programming the ATtiny85 it can be used an Arduino board, like Arduino UNO board [ref], which is a one-time process.</text:p>
      <text:p text:style-name="P5"/>
      <text:p text:style-name="P1">- <text:span text:style-name="T1">IR Emitter</text:span></text:p>
      <text:p text:style-name="P2"><text:span text:style-name="T1">The system’s actuator is an infrared emitter, which has been used in remote controls since the early 1980s. IR sensors are used to measure and detect infrared radiation in its surrounding environment. </text:span><text:span text:style-name="T2">An IR emitter can be easily found, having the appearence represented in the figure [ref].</text:span></text:p>
      <text:p text:style-name="P2"/>
      <text:p text:style-name="P2">- <text:span text:style-name="T2">Resistors</text:span></text:p>
      <text:p text:style-name="P2">It is known that a light emitting diode (LED), like the IR emitter presented above, admits a maximum forward current. To do that, and as well as to control how much current flows through the remote button’s circuit, it may be used some resistors.</text:p>
      <text:p text:style-name="P2"/>
      <text:p text:style-name="P2">- <text:span text:style-name="T8">Battery</text:span></text:p>
      <text:p text:style-name="P7"><text:span text:style-name="T8">In order to supply the system components, focusing on the microprocessor operating supply voltage, the system may be supplied by two or three batteries AAA, having in mind that each of this batteries works within the range 0.9 V to 1.5 V.</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22:34:54.840483295</meta:creation-date>
    <dc:date>2021-10-12T23:43:37.868002115</dc:date>
    <meta:editing-duration>PT16M50S</meta:editing-duration>
    <meta:editing-cycles>2</meta:editing-cycles>
    <meta:generator>LibreOffice/6.4.7.2$Linux_X86_64 LibreOffice_project/40$Build-2</meta:generator>
    <meta:document-statistic meta:table-count="0" meta:image-count="0" meta:object-count="0" meta:page-count="1" meta:paragraph-count="15" meta:word-count="282" meta:character-count="1595" meta:non-whitespace-character-count="1328"/>
  </office:meta>
</office:document-meta>
</file>